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14a380" officeooo:paragraph-rsid="0014a380"/>
    </style:style>
    <style:style style:name="P2" style:family="paragraph" style:parent-style-name="Standard">
      <style:paragraph-properties fo:text-align="center" style:justify-single-word="false"/>
      <style:text-properties style:font-name="Times New Roman" fo:font-size="15pt" fo:font-weight="bold" officeooo:rsid="0014a380" officeooo:paragraph-rsid="0014a380" style:font-size-asian="15pt" style:font-weight-asian="bold" style:font-size-complex="15pt" style:font-weight-complex="bold"/>
    </style:style>
    <style:style style:name="P3" style:family="paragraph" style:parent-style-name="Standard">
      <style:text-properties style:font-name="Times New Roman" officeooo:rsid="001536ca" officeooo:paragraph-rsid="001536ca"/>
    </style:style>
    <style:style style:name="P4" style:family="paragraph" style:parent-style-name="Standard">
      <style:text-properties style:font-name="Times New Roman" officeooo:rsid="00172908" officeooo:paragraph-rsid="00172908"/>
    </style:style>
    <style:style style:name="P5" style:family="paragraph" style:parent-style-name="Standard">
      <style:text-properties style:font-name="Times New Roman" fo:font-size="14pt" fo:font-weight="bold" officeooo:rsid="00172908" officeooo:paragraph-rsid="00172908" style:font-size-asian="14pt" style:font-weight-asian="bold" style:font-size-complex="14pt" style:font-weight-complex="bold"/>
    </style:style>
    <style:style style:name="P6" style:family="paragraph" style:parent-style-name="Standard">
      <style:text-properties style:font-name="Times New Roman" officeooo:rsid="0017e8df" officeooo:paragraph-rsid="0017e8df"/>
    </style:style>
    <style:style style:name="P7" style:family="paragraph" style:parent-style-name="Standard">
      <style:text-properties style:font-name="Times New Roman" officeooo:rsid="0018474b" officeooo:paragraph-rsid="0018474b"/>
    </style:style>
    <style:style style:name="P8" style:family="paragraph" style:parent-style-name="Standard">
      <style:text-properties style:font-name="Times New Roman" officeooo:rsid="0019ccd4" officeooo:paragraph-rsid="0019ccd4"/>
    </style:style>
    <style:style style:name="P9" style:family="paragraph" style:parent-style-name="Standard">
      <style:text-properties style:font-name="Times New Roman" officeooo:rsid="001b89f2" officeooo:paragraph-rsid="001b89f2"/>
    </style:style>
    <style:style style:name="P10" style:family="paragraph" style:parent-style-name="Standard">
      <style:text-properties style:font-name="Times New Roman" officeooo:rsid="001f0093" officeooo:paragraph-rsid="001f0093"/>
    </style:style>
    <style:style style:name="P11" style:family="paragraph" style:parent-style-name="Standard">
      <style:paragraph-properties fo:break-before="page"/>
      <style:text-properties style:font-name="Times New Roman" fo:font-size="12pt" fo:font-weight="normal" officeooo:rsid="001e27f8" officeooo:paragraph-rsid="001e27f8" style:font-size-asian="10.5pt" style:font-weight-asian="normal" style:font-size-complex="12pt" style:font-weight-complex="normal"/>
    </style:style>
    <style:style style:name="P12" style:family="paragraph" style:parent-style-name="Standard">
      <style:text-properties style:font-name="Times New Roman" officeooo:rsid="0019ccd4" officeooo:paragraph-rsid="0019cc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riable expansion ratio adiabatic process engine</text:p>
      <text:p text:style-name="P1"/>
      <text:p text:style-name="P5">Description</text:p>
      <text:p text:style-name="P1">The thermodynamic engine is used to utilise waste heat from the atmosphere and turn it into useful work. Formally proven for ideal gas with 5.6 degrees of freedom such as air.</text:p>
      <text:p text:style-name="P1">The engine consists of 4 smaller cylinders and 2 large cylinders (volume ratios in the range of 20-100 times).</text:p>
      <text:p text:style-name="P1">The inside of the engine is filled with vacuum to avoid wasting much work when evacuating the larger cylinders.</text:p>
      <text:p text:style-name="P1">The cylinders are in two crank shafts, 2 cylinders (fill engine) small on opposing cranks on each shaft and a switchable connector between the shafts and a screw like rotation to linear motion conversion shafts which push out the gas from the larger cylinders.</text:p>
      <text:p text:style-name="P1">The evacuation is done with electric motors connected to the rotation to linear motion converters. The vacuum restoration takes very small amount of work due to vacuum filed inside of the engine, but the push out takes significant amount of work.</text:p>
      <text:p text:style-name="P1">The working principle is, that, after the larger cylinders are evacuated, each stroke of the fill-in engines operates at a greater adiabatic expansion ratio than the final push-out. This is due to greater inward-outward pressure ratios. An exception to this rule is the very last fill in stroke, which operates under the same expansion ratio as the final push out.</text:p>
      <text:p text:style-name="P3">Each crank shaft’s fill-in engine fills in the large cylinder of the other crank shaft, using flexible piping.</text:p>
      <text:p text:style-name="P3">While one large cylinder is being filled, the other is being pushed out. There is some gaps in the fill in of the two large cylinders to allow for the vacuum restoration.</text:p>
      <text:p text:style-name="P3">The initial fill stroke of a fill in stage is slightly larger that the one that follows it to get some initial pressure.</text:p>
      <text:p text:style-name="P3"/>
      <text:p text:style-name="P4">There is some flywheel on each of the crank shafts as well as electric starter motors.</text:p>
      <text:p text:style-name="P4">Alternatively, the engine could be air filled, but then the losses might be a bit different than the simulation although it might still work.</text:p>
      <text:p text:style-name="P4">Under vacuum filled condition, the ratio of gains to losses can reach 1.24, which means that with 90% or even 85% mechanical efficiency the engine should work as described.</text:p>
      <text:p text:style-name="P4">Parameters for this efficacy:</text:p>
      <text:p text:style-name="P4">Initial fill ratio 0.02</text:p>
      <text:p text:style-name="P4">Volume ratio 59.7</text:p>
      <text:p text:style-name="P4">Extra Pressure on each stroke: 700 Pa</text:p>
      <text:p text:style-name="P4">234 strokes per fill in total</text:p>
      <text:p text:style-name="P6">The fill in stoke proceeds as follows: a fraction of the small cylinder volume is filled with atmospheric air, isobaric process, pushing the cylinder out. Then, the inlet valve is closed, and the gas pushes the cylinder out adiabatically until it reaches the most open position (at least approximately). Then, the outlet valve to the large cylinder is opened, pressure and temperature equalise, and the cylinder pushes out the remaining air under lower pressure adiabatically. The outlet valve is then closed and the inlet valve open. The cycle then repeats itself. Opposite half-stoke on each small cylinder on the same crank shaft.</text:p>
      <text:p text:style-name="P6">The push out proceeds as follows:</text:p>
      <text:p text:style-name="P6">The inlet to the large cylinder is closed. The outlet is also closed.</text:p>
      <text:p text:style-name="P6">The air is compressed adiabatically until the pressure is equal with the atmospheric pressure. This is done by the rotational-to-linear motion converter pushing on the large cylinder, being rotated by the opposing shaft.</text:p>
      <text:p text:style-name="P6">The outlet valve of the large cylinder is then opened.</text:p>
      <text:p text:style-name="P6">The air is pushed out isobaric-ally.</text:p>
      <text:p text:style-name="P6">When approximately in the closed position, the outlet valve is closed again. The crank shaft is being disconnected from the rotational to linear motion converter, and an electric motor rotates it in the <text:soft-page-break/>opposite direction to evacuate the larger cylinder. After going to the fully open position, the inlet valve is open and a fill cycle begins again. </text:p>
      <text:p text:style-name="P7">The pressure on the fill in stage is not exactly matched; there is some extra pressure at the end of each fill in extra stroke.</text:p>
      <text:p text:style-name="P7">The connector to the rotational to linear motion converter could be some retractable teeth on one of the shafts going in between (optionally) retractable teeth of the other shaft.</text:p>
      <text:p text:style-name="P7"/>
      <text:p text:style-name="P8"/>
      <text:p text:style-name="P9">In addition, a small pump might be embedded that restores the vacuum on the inside of the engine due to air bleeding through the gaps.</text:p>
      <text:p text:style-name="P9"/>
      <text:p text:style-name="P10">Diagram 1 shows a crank shaft (one of two)</text:p>
      <text:p text:style-name="P10"/>
      <text:p text:style-name="P9"/>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48:00.858923188</meta:creation-date>
    <dc:date>2021-01-11T17:54:38.560172390</dc:date>
    <meta:editing-duration>PT45M32S</meta:editing-duration>
    <meta:editing-cycles>10</meta:editing-cycles>
    <meta:generator>LibreOffice/6.4.6.2$Linux_X86_64 LibreOffice_project/40$Build-2</meta:generator>
    <meta:document-statistic meta:table-count="0" meta:image-count="0" meta:object-count="0" meta:page-count="3" meta:paragraph-count="30" meta:word-count="703" meta:character-count="4137" meta:non-whitespace-character-count="3463"/>
  </office:meta>
</office:document-meta>
</file>